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2" style:family="paragraph" style:parent-style-name="Standard"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3" style:family="paragraph" style:parent-style-name="Standard">
      <style:text-properties fo:color="#000000" style:font-name="Liberation Serif" fo:font-size="12pt" fo:font-weight="bold" officeooo:rsid="00203edb" officeooo:paragraph-rsid="00203edb" style:font-name-asian="Monospace" style:font-size-asian="12pt" style:font-weight-asian="bold" style:font-name-complex="Monospace" style:font-size-complex="12pt" style:font-weight-complex="bold"/>
    </style:style>
    <style:style style:name="P4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style="normal" fo:font-weight="bold" officeooo:paragraph-rsid="001c3f01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/>
    </style:style>
    <style:style style:name="P7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8" style:family="paragraph" style:parent-style-name="Standard" style:list-style-name="L1">
      <style:text-properties officeooo:paragraph-rsid="001ee0dd"/>
    </style:style>
    <style:style style:name="P9" style:family="paragraph" style:parent-style-name="Standard" style:list-style-name="L1">
      <style:text-properties fo:color="#000000" style:font-name="Liberation Serif" fo:font-size="12pt" style:font-name-asian="Monospace" style:font-size-asian="12pt" style:font-name-complex="Monospace" style:font-size-complex="12pt"/>
    </style:style>
    <style:style style:name="P10" style:family="paragraph" style:parent-style-name="Standard" style:list-style-name="L1">
      <style:text-properties fo:color="#000000" style:font-name="Liberation Serif" fo:font-size="12pt" officeooo:paragraph-rsid="00203757" style:font-name-asian="Monospace" style:font-size-asian="12pt" style:font-name-complex="Monospace" style:font-size-complex="12pt"/>
    </style:style>
    <style:style style:name="P11" style:family="paragraph" style:parent-style-name="Standard" style:list-style-name="L1">
      <style:text-properties fo:color="#000000" style:font-name="Liberation Serif" fo:font-size="12pt" officeooo:paragraph-rsid="001ee0dd" style:font-name-asian="Monospace" style:font-size-asian="12pt" style:font-name-complex="Monospace" style:font-size-complex="12pt"/>
    </style:style>
    <style:style style:name="P12" style:family="paragraph" style:parent-style-name="Standard" style:list-style-name="L2">
      <style:text-properties fo:color="#000000" style:font-name="Liberation Serif" fo:font-size="12pt" officeooo:rsid="00203edb" officeooo:paragraph-rsid="00203edb" style:font-name-asian="Monospace" style:font-size-asian="12pt" style:font-name-complex="Monospace" style:font-size-complex="12pt"/>
    </style:style>
    <style:style style:name="P13" style:family="paragraph" style:parent-style-name="Standard">
      <style:text-properties fo:color="#000000" style:font-name="Liberation Serif" fo:font-size="12pt" officeooo:rsid="0023bb84" style:font-name-asian="Monospace" style:font-size-asian="12pt" style:font-name-complex="Monospace" style:font-size-complex="12pt"/>
    </style:style>
    <style:style style:name="P14" style:family="paragraph" style:parent-style-name="Standard" style:list-style-name="L3"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5" style:family="paragraph" style:parent-style-name="Standard" style:list-style-name="L4"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6" style:family="paragraph" style:parent-style-name="Standard" style:list-style-name="L2">
      <style:text-properties officeooo:paragraph-rsid="00203edb"/>
    </style:style>
    <style:style style:name="P17" style:family="paragraph" style:parent-style-name="Table_20_Contents" style:list-style-name="L4">
      <style:paragraph-properties fo:text-align="start" style:justify-single-word="false"/>
      <style:text-properties fo:color="#000000"/>
    </style:style>
    <style:style style:name="P18" style:family="paragraph" style:parent-style-name="Table_20_Contents" style:list-style-name="L5">
      <style:paragraph-properties fo:text-align="start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3757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e0dd" style:font-style-asian="italic" style:font-style-complex="italic"/>
    </style:style>
    <style:style style:name="T8" style:family="text">
      <style:text-properties fo:font-style="italic" officeooo:rsid="00203757" style:font-style-asian="italic" style:font-style-complex="italic"/>
    </style:style>
    <style:style style:name="T9" style:family="text">
      <style:text-properties officeooo:rsid="001c3f01"/>
    </style:style>
    <style:style style:name="T10" style:family="text">
      <style:text-properties officeooo:rsid="001ee0dd"/>
    </style:style>
    <style:style style:name="T11" style:family="text">
      <style:text-properties fo:color="#000000" style:font-name="Liberation Serif" fo:font-size="12pt" officeooo:rsid="001ee0dd" style:font-name-asian="Monospace" style:font-size-asian="12pt" style:font-name-complex="Monospace" style:font-size-complex="12pt"/>
    </style:style>
    <style:style style:name="T12" style:family="text">
      <style:text-properties fo:color="#000000" style:font-name="Liberation Serif" fo:font-size="12pt" officeooo:rsid="00203edb" style:font-name-asian="Monospace" style:font-size-asian="12pt" style:font-name-complex="Monospace" style:font-size-complex="12pt"/>
    </style:style>
    <style:style style:name="T13" style:family="text">
      <style:text-properties fo:color="#000000" style:font-name="Liberation Serif" fo:font-size="12pt" officeooo:rsid="0020d611" style:font-name-asian="Monospace" style:font-size-asian="12pt" style:font-name-complex="Monospace" style:font-size-complex="12pt"/>
    </style:style>
    <style:style style:name="T14" style:family="text">
      <style:text-properties fo:color="#000000" style:font-name="Liberation Serif" fo:font-size="12pt" fo:font-style="italic" officeooo:rsid="001ee0dd" style:font-name-asian="Monospace" style:font-size-asian="12pt" style:font-style-asian="italic" style:font-name-complex="Monospace" style:font-size-complex="12pt" style:font-style-complex="italic"/>
    </style:style>
    <style:style style:name="T15" style:family="text">
      <style:text-properties officeooo:rsid="00203757"/>
    </style:style>
    <style:style style:name="T16" style:family="text">
      <style:text-properties officeooo:rsid="00203edb"/>
    </style:style>
    <style:style style:name="T17" style:family="text">
      <style:text-properties officeooo:rsid="0023b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jkstra's algorithm <text:span text:style-name="T9">- </text:span><text:a xlink:type="simple" xlink:href="../Algorithms,%204th%20Edition%20-%20Sedgewick,%20Wayne/Exercises/Graphs/src/DijkstraSP.java"><text:span text:style-name="T9">Implementation</text:span></text:a></text:p>
      <text:p text:style-name="P4"/>
      <text:p text:style-name="P4">Dijkstra's algorithm</text:p>
      <text:list xml:id="list717198834959310066" text:style-name="L1">
        <text:list-item>
          <text:p text:style-name="P10"><text:span text:style-name="T15">Maintain a data structure which holds the shortest distances of all vertices to the source vertex. Initially all entries are 'unknown'.</text:span></text:p>
        </text:list-item>
        <text:list-item>
          <text:p text:style-name="P9">Include the source vertex, <text:span text:style-name="T8">s</text:span><text:span text:style-name="T4">,</text:span> into the SPT.</text:p>
        </text:list-item>
        <text:list-item>
          <text:p text:style-name="P9">Repeat until all vertices are included in the SPT</text:p>
          <text:list>
            <text:list-item>
              <text:p text:style-name="P11"><text:span text:style-name="T10">Let </text:span><text:span text:style-name="T7">r</text:span><text:span text:style-name="T10"> be the most recently added vertex to the SPT.</text:span></text:p>
            </text:list-item>
            <text:list-item>
              <text:p text:style-name="P8"><text:span text:style-name="T11">The shortest distances from the source to the vertices adjacent to </text:span><text:span text:style-name="T14">r</text:span><text:span text:style-name="T11"> might change.</text:span></text:p>
            </text:list-item>
          </text:list>
        </text:list-item>
        <text:list-item>
          <text:p text:style-name="P8"><text:span text:style-name="T11">Relax </text:span><text:span text:style-name="T14">r</text:span><text:span text:style-name="T11"> to discover this change. </text:span><text:span text:style-name="T12">Update the changes.</text:span></text:p>
        </text:list-item>
        <text:list-item>
          <text:p text:style-name="P9"><text:span text:style-name="T16">Now i</text:span>nclude the vertex, <text:span text:style-name="T6">v</text:span>, at the least distance from the source to the SPT.</text:p>
        </text:list-item>
      </text:list>
      <text:p text:style-name="P13"/>
      <text:p text:style-name="P3">Implementation details</text:p>
      <text:list xml:id="list2155341630033638223" text:style-name="L2">
        <text:list-item>
          <text:p text:style-name="P16"><text:span text:style-name="T12">The data structure used to hold the shortest-path distances of vertices to the source is a </text:span><text:span text:style-name="T13">vertex indexed </text:span><text:span text:style-name="T12">heap as the min element can be obtained in O(1) time and changes about the shortest-path distances can be done in O(lg </text:span><text:span text:style-name="T13">V</text:span><text:span text:style-name="T12">) time.</text:span></text:p>
        </text:list-item>
        <text:list-item>
          <text:p text:style-name="P12">Also note that the heap need not contain the distances of all the vertices but only of those which are adjacent to the SPT.</text:p>
        </text:list-item>
      </text:list>
      <text:p text:style-name="P2"/>
      <text:p text:style-name="P1">Illustrate the greedy strategy in Dijkstra's algorithm</text:p>
      <text:list xml:id="list3017815146067170704" text:style-name="L3">
        <text:list-item>
          <text:p text:style-name="P14">The shortest path from a source vertex, s, to a destination vertex, v, must be through the shortest-paths between s and the intermediary vertices between s and v. </text:p>
        </text:list-item>
        <text:list-item>
          <text:p text:style-name="P14">Consider an intermediary vertex w. If the shortest-path from s to v is not through the shortest path to w, then the path from s to w and w to v that would be shorter than the before said shorter path.</text:p>
        </text:list-item>
        <text:list-item>
          <text:p text:style-name="P14">Thus in the algorithm, shortest paths to v's are built upon shortest paths to w's. </text:p>
          <text:list>
            <text:list-item>
              <text:p text:style-name="P14">Initially the shortest-path from s to each of its neighbors is just the shortest edge from s to each neighbor.</text:p>
            </text:list-item>
            <text:list-item>
              <text:p text:style-name="P14">Once this is established, shortest paths to the other vertices are found out by making a greedy choice locally.</text:p>
            </text:list-item>
          </text:list>
        </text:list-item>
      </text:list>
      <text:p text:style-name="P2"/>
      <text:p text:style-name="P1"><text:bookmark text:name="Complexity"/>Complexity of implementation of Dijkstra's algorithm for a sparse graph represented using a adjacency</text:p>
      <text:list xml:id="list9015815706745030841" text:style-name="L4">
        <text:list-item>
          <text:p text:style-name="P15"><text:span text:style-name="T5">Space complexity</text:span> - O(V)</text:p>
          <text:list>
            <text:list-item>
              <text:p text:style-name="P15">Vertex indexed arrays need space proportional to V</text:p>
            </text:list-item>
            <text:list-item>
              <text:p text:style-name="P15">Even in the worst case the vertex indexed priority queue contains at most V - 1 vertices</text:p>
            </text:list-item>
          </text:list>
        </text:list-item>
        <text:list-item>
          <text:p text:style-name="P15"><text:span text:style-name="T5">Time complexity</text:span> – O(E lg(V)) = O(V lg(V) [O(V<text:span text:style-name="T1">2 </text:span><text:span text:style-name="T2">lg(V)) for dense graphs]</text:span></text:p>
          <text:list>
            <text:list-item>
              <text:p text:style-name="P17">The construction of the SPT is completed once there are zero vertices adjacent to the SPT. That is the priority queue is empty.</text:p>
            </text:list-item>
            <text:list-item>
              <text:p text:style-name="P17">As each vertex of the graph becomes adjacent to the construction-in-progress SPT at some point, each vertex is inserted into the PQ once.</text:p>
            </text:list-item>
            <text:list-item>
              <text:p text:style-name="P17">From the above two points it can be seen that there are V insertions and V deletions to the PQ = V lg(V) <text:s/>+ 2V lg(V) comparisons</text:p>
            </text:list-item>
            <text:list-item>
              <text:p text:style-name="P17">In the worst case there might be E 'change-shortest-distance operations', caused by a lessening of distance after the addition of each vertex(and thus an edge) into the SPT = E lg(V)</text:p>
            </text:list-item>
          </text:list>
        </text:list-item>
      </text:list>
      <text:p text:style-name="P6"/>
      <text:p text:style-name="P7">Limitation of <text:span text:style-name="T3">Dijkstra's algorithm</text:span></text:p>
      <text:list xml:id="list3531222511553977169" text:style-name="L5">
        <text:list-item>
          <text:p text:style-name="P18">Limited to only directed graphs with non-negative weigh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3-08T09:04:39</meta:creation-date>
    <dc:date>2013-10-22T15:48:38.452252141</dc:date>
    <dc:creator>Kempa </dc:creator>
    <meta:editing-duration>PT1H36M51S</meta:editing-duration>
    <meta:editing-cycles>17</meta:editing-cycles>
    <meta:generator>LibreOffice/4.1.2.3$Linux_x86 LibreOffice_project/410m0$Build-3</meta:generator>
    <meta:document-statistic meta:table-count="0" meta:image-count="0" meta:object-count="0" meta:page-count="1" meta:paragraph-count="29" meta:word-count="485" meta:character-count="2665" meta:non-whitespace-character-count="2228"/>
  </office:meta>
</office:document-meta>
</file>